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3cm"/>
    </style:style>
    <style:style style:name="co2" style:family="table-column">
      <style:table-column-properties fo:break-before="auto" style:column-width="5.179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6.412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2.0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ext-properties style:font-name="Arial" style:font-name-complex="Ari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3" table:number-columns-repeated="1018" table:default-cell-style-name="Excel_20_Built-in_20_Normal"/>
        <table:table-row table:style-name="ro1">
          <table:table-cell table:style-name="ce1" office:value-type="string">
            <text:p>Equipment Code</text:p>
          </table:table-cell>
          <table:table-cell table:style-name="ce1" office:value-type="string">
            <text:p>Technology Code</text:p>
          </table:table-cell>
          <table:table-cell table:style-name="ce1" office:value-type="string">
            <text:p>Generation</text:p>
          </table:table-cell>
          <table:table-cell table:style-name="ce1" office:value-type="string">
            <text:p>Explaination</text:p>
          </table:table-cell>
          <table:table-cell table:style-name="ce1" office:value-type="string">
            <text:p>Example 1</text:p>
          </table:table-cell>
          <table:table-cell table:style-name="ce1" office:value-type="string">
            <text:p>Example 2</text:p>
          </table:table-cell>
          <table:table-cell table:style-name="ce1" office:value-type="string">
            <text:p>Example 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/>
          <table:table-cell table:style-name="ce5"/>
          <table:table-cell table:number-columns-repeated="1020"/>
        </table:table-row>
        <table:table-row table:style-name="ro1">
          <table:table-cell table:style-name="ce1" office:value-type="string">
            <text:p>Reference Guide for making Order of Battles (ORBAT) by Killerrabbit</text:p>
          </table:table-cell>
          <table:table-cell table:style-name="ce1"/>
          <table:table-cell/>
          <table:table-cell table:style-name="ce6"/>
          <table:table-cell table:number-columns-repeated="1020"/>
        </table:table-row>
        <table:table-row table:style-name="ro1">
          <table:table-cell table:style-name="ce2" office:value-type="string">
            <text:p>NB! All codes are case-sensitive. It's an good idea to copy/pase when working with them.</text:p>
          </table:table-cell>
          <table:table-cell table:number-columns-repeated="2"/>
          <table:table-cell table:style-name="ce6"/>
          <table:table-cell table:number-columns-repeated="1020"/>
        </table:table-row>
        <table:table-row table:style-name="ro1">
          <table:table-cell office:value-type="string">
            <text:p>Subtechs don't require the previous Gen model of itself, but needs the same Gen model of what it is an subtech of.</text:p>
          </table:table-cell>
          <table:table-cell table:number-columns-repeated="2"/>
          <table:table-cell table:style-name="ce6"/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number-columns-repeated="1020"/>
        </table:table-row>
        <table:table-row table:style-name="ro2">
          <table:table-cell table:number-columns-repeated="2" office:value-type="string">
            <text:p>infantry_weapons</text:p>
          </table:table-cell>
          <table:table-cell table:style-name="ce4" office:value-type="float" office:value="1965">
            <text:p>1965</text:p>
          </table:table-cell>
          <table:table-cell table:style-name="ce6" office:value-type="string">
            <text:p>Small Arms, inc rifles, marksman rifles, sniper rifles, body armor, recoilless rifles, grenade launchers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infantry_weapons1</text:p>
          </table:table-cell>
          <table:table-cell table:style-name="ce4" office:value-type="float" office:value="1975">
            <text:p>1975</text:p>
          </table:table-cell>
          <table:table-cell table:style-name="ce6"/>
          <table:table-cell table:number-columns-repeated="1020"/>
        </table:table-row>
        <table:table-row table:style-name="ro1">
          <table:table-cell table:number-columns-repeated="2" office:value-type="string">
            <text:p>infantry_weapons2</text:p>
          </table:table-cell>
          <table:table-cell table:style-name="ce4" office:value-type="float" office:value="1985">
            <text:p>1985</text:p>
          </table:table-cell>
          <table:table-cell table:style-name="ce6"/>
          <table:table-cell table:number-columns-repeated="1020"/>
        </table:table-row>
        <table:table-row table:style-name="ro1">
          <table:table-cell table:number-columns-repeated="2" office:value-type="string">
            <text:p>infantry_weapons3</text:p>
          </table:table-cell>
          <table:table-cell table:style-name="ce4" office:value-type="float" office:value="1995">
            <text:p>1995</text:p>
          </table:table-cell>
          <table:table-cell table:style-name="ce6"/>
          <table:table-cell table:number-columns-repeated="1020"/>
        </table:table-row>
        <table:table-row table:style-name="ro1">
          <table:table-cell table:number-columns-repeated="2" office:value-type="string">
            <text:p>infantry_weapons4</text:p>
          </table:table-cell>
          <table:table-cell table:style-name="ce4" office:value-type="float" office:value="2005">
            <text:p>2005</text:p>
          </table:table-cell>
          <table:table-cell table:style-name="ce6"/>
          <table:table-cell table:number-columns-repeated="1020"/>
        </table:table-row>
        <table:table-row table:style-name="ro1">
          <table:table-cell table:number-columns-repeated="2" office:value-type="string">
            <text:p>infantry_weapons5</text:p>
          </table:table-cell>
          <table:table-cell table:style-name="ce4" office:value-type="float" office:value="2015">
            <text:p>2015</text:p>
          </table:table-cell>
          <table:table-cell table:style-name="ce6"/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number-columns-repeated="1020"/>
        </table:table-row>
        <table:table-row table:style-name="ro1">
          <table:table-cell office:value-type="string">
            <text:p>N/A</text:p>
          </table:table-cell>
          <table:table-cell office:value-type="string">
            <text:p>heavy_infantry_weapons</text:p>
          </table:table-cell>
          <table:table-cell table:style-name="ce4" office:value-type="float" office:value="1965">
            <text:p>1965</text:p>
          </table:table-cell>
          <table:table-cell table:style-name="ce6" office:value-type="string">
            <text:p>Heavy machine guns, mortars, other weapons that require an whole crew to operate</text:p>
          </table:table-cell>
          <table:table-cell table:number-columns-repeated="1020"/>
        </table:table-row>
        <table:table-row table:style-name="ro1">
          <table:table-cell office:value-type="string">
            <text:p>N/A</text:p>
          </table:table-cell>
          <table:table-cell office:value-type="string">
            <text:p>heavy_infantry_weapons1</text:p>
          </table:table-cell>
          <table:table-cell table:style-name="ce4" office:value-type="float" office:value="1975">
            <text:p>1975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>
            <text:p>N/A</text:p>
          </table:table-cell>
          <table:table-cell office:value-type="string">
            <text:p>heavy_infantry_weapons2</text:p>
          </table:table-cell>
          <table:table-cell table:style-name="ce4" office:value-type="float" office:value="1985">
            <text:p>1985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>
            <text:p>N/A</text:p>
          </table:table-cell>
          <table:table-cell office:value-type="string">
            <text:p>heavy_infantry_weapons3</text:p>
          </table:table-cell>
          <table:table-cell table:style-name="ce4" office:value-type="float" office:value="1995">
            <text:p>1995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>
            <text:p>N/A</text:p>
          </table:table-cell>
          <table:table-cell office:value-type="string">
            <text:p>heavy_infantry_weapons4</text:p>
          </table:table-cell>
          <table:table-cell table:style-name="ce4" office:value-type="float" office:value="2005">
            <text:p>2005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>
            <text:p>N/A</text:p>
          </table:table-cell>
          <table:table-cell office:value-type="string">
            <text:p>heavy_infantry_weapons5</text:p>
          </table:table-cell>
          <table:table-cell table:style-name="ce4" office:value-type="float" office:value="2015">
            <text:p>2015</text:p>
          </table:table-cell>
          <table:table-cell table:style-name="ce6"/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number-columns-repeated="1020"/>
        </table:table-row>
        <table:table-row table:style-name="ro1">
          <table:table-cell office:value-type="string">
            <text:p>N/A</text:p>
          </table:table-cell>
          <table:table-cell office:value-type="string">
            <text:p>combat_eng</text:p>
          </table:table-cell>
          <table:table-cell table:style-name="ce4"/>
          <table:table-cell table:style-name="ce6" office:value-type="string">
            <text:p>Generic equipment for engineer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number-columns-repeated="1020"/>
        </table:table-row>
        <table:table-row table:style-name="ro1">
          <table:table-cell office:value-type="string">
            <text:p>N/A</text:p>
          </table:table-cell>
          <table:table-cell office:value-type="string">
            <text:p>night_vision_1</text:p>
          </table:table-cell>
          <table:table-cell table:style-name="ce4" office:value-type="float" office:value="1965">
            <text:p>1965</text:p>
          </table:table-cell>
          <table:table-cell table:style-name="ce6" office:value-type="string">
            <text:p>Not equipment, gives better night fighting stats to all land units</text:p>
          </table:table-cell>
          <table:table-cell table:number-columns-repeated="1020"/>
        </table:table-row>
        <table:table-row table:style-name="ro1">
          <table:table-cell office:value-type="string">
            <text:p>N/A</text:p>
          </table:table-cell>
          <table:table-cell office:value-type="string">
            <text:p>night_vision_2</text:p>
          </table:table-cell>
          <table:table-cell table:style-name="ce4" office:value-type="float" office:value="1975">
            <text:p>1975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>
            <text:p>N/A</text:p>
          </table:table-cell>
          <table:table-cell office:value-type="string">
            <text:p>night_vision_3</text:p>
          </table:table-cell>
          <table:table-cell table:style-name="ce4" office:value-type="float" office:value="1985">
            <text:p>1985</text:p>
          </table:table-cell>
          <table:table-cell table:style-name="ce6"/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number-columns-repeated="1020"/>
        </table:table-row>
        <table:table-row table:style-name="ro1">
          <table:table-cell table:number-columns-repeated="2" table:style-name="ce3" office:value-type="string">
            <text:p>command_control_equipment</text:p>
          </table:table-cell>
          <table:table-cell table:style-name="ce4" office:value-type="float" office:value="1975">
            <text:p>1975</text:p>
          </table:table-cell>
          <table:table-cell table:style-name="ce6" office:value-type="string">
            <text:p>Communication equipment</text:p>
          </table:table-cell>
          <table:table-cell table:style-name="ce6" office:value-type="string">
            <text:p>C2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command_control_equipment1</text:p>
          </table:table-cell>
          <table:table-cell table:style-name="ce4" office:value-type="float" office:value="1985">
            <text:p>1985</text:p>
          </table:table-cell>
          <table:table-cell table:style-name="ce6"/>
          <table:table-cell table:style-name="ce6" office:value-type="string">
            <text:p>C3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command_control_equipment2</text:p>
          </table:table-cell>
          <table:table-cell table:style-name="ce4" office:value-type="float" office:value="1995">
            <text:p>1995</text:p>
          </table:table-cell>
          <table:table-cell table:style-name="ce6"/>
          <table:table-cell table:style-name="ce6" office:value-type="string">
            <text:p>C3ISTAR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command_control_equipment3</text:p>
          </table:table-cell>
          <table:table-cell table:style-name="ce4" office:value-type="float" office:value="2005">
            <text:p>2005</text:p>
          </table:table-cell>
          <table:table-cell table:style-name="ce6"/>
          <table:table-cell table:style-name="ce6" office:value-type="string">
            <text:p>C4I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command_control_equipment4</text:p>
          </table:table-cell>
          <table:table-cell table:style-name="ce4" office:value-type="float" office:value="2015">
            <text:p>2015</text:p>
          </table:table-cell>
          <table:table-cell table:style-name="ce6"/>
          <table:table-cell table:style-name="ce6" office:value-type="string">
            <text:p>C4IST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number-columns-repeated="1020"/>
        </table:table-row>
        <table:table-row table:style-name="ro2">
          <table:table-cell office:value-type="string">
            <text:p>N/A</text:p>
          </table:table-cell>
          <table:table-cell office:value-type="string">
            <text:p>land_Drone_equipment</text:p>
          </table:table-cell>
          <table:table-cell table:style-name="ce4" office:value-type="float" office:value="1985">
            <text:p>1985</text:p>
          </table:table-cell>
          <table:table-cell table:style-name="ce6" office:value-type="string">
            <text:p>Recon UAV's, not large Predator-type armed drones</text:p>
          </table:table-cell>
          <table:table-cell table:number-columns-repeated="1020"/>
        </table:table-row>
        <table:table-row table:style-name="ro1">
          <table:table-cell office:value-type="string">
            <text:p>N/A</text:p>
          </table:table-cell>
          <table:table-cell office:value-type="string">
            <text:p>land_Drone_equipment1</text:p>
          </table:table-cell>
          <table:table-cell table:style-name="ce4" office:value-type="float" office:value="1995">
            <text:p>1995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>
            <text:p>N/A</text:p>
          </table:table-cell>
          <table:table-cell office:value-type="string">
            <text:p>land_Drone_equipment2</text:p>
          </table:table-cell>
          <table:table-cell table:style-name="ce4" office:value-type="float" office:value="2005">
            <text:p>2005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>
            <text:p>N/A</text:p>
          </table:table-cell>
          <table:table-cell office:value-type="string">
            <text:p>land_Drone_equipment3</text:p>
          </table:table-cell>
          <table:table-cell table:style-name="ce4" office:value-type="float" office:value="2015">
            <text:p>2015</text:p>
          </table:table-cell>
          <table:table-cell table:style-name="ce6"/>
          <table:table-cell table:number-columns-repeated="1020"/>
        </table:table-row>
        <table:table-row table:style-name="ro1">
          <table:table-cell/>
          <table:table-cell office:value-type="string">
            <text:p>land_Drone_equipment4</text:p>
          </table:table-cell>
          <table:table-cell table:style-name="ce4" office:value-type="float" office:value="2025">
            <text:p>20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and_Drone_equipment5</text:p>
          </table:table-cell>
          <table:table-cell table:style-name="ce4" office:value-type="float" office:value="2035">
            <text:p>203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table:number-columns-repeated="2" office:value-type="string">
            <text:p>Anti_tank_0</text:p>
          </table:table-cell>
          <table:table-cell table:style-name="ce4" office:value-type="float" office:value="1965">
            <text:p>1965</text:p>
          </table:table-cell>
          <table:table-cell table:style-name="ce6" office:value-type="string">
            <text:p>ATGM, Anti-Tank Guided Missile Launcher</text:p>
          </table:table-cell>
          <table:table-cell office:value-type="string">
            <text:p>M47 Dragon</text:p>
          </table:table-cell>
          <table:table-cell office:value-type="string">
            <text:p>AT-3 Malyutka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Anti_tank_1</text:p>
          </table:table-cell>
          <table:table-cell table:style-name="ce4" office:value-type="float" office:value="1985">
            <text:p>1985</text:p>
          </table:table-cell>
          <table:table-cell/>
          <table:table-cell office:value-type="string">
            <text:p>M47 Super-Dragon</text:p>
          </table:table-cell>
          <table:table-cell office:value-type="string">
            <text:p>RBS 56 BILL</text:p>
          </table:table-cell>
          <table:table-cell office:value-type="string">
            <text:p>AT-4 Fagot</text:p>
          </table:table-cell>
          <table:table-cell table:number-columns-repeated="1017"/>
        </table:table-row>
        <table:table-row table:style-name="ro2">
          <table:table-cell table:number-columns-repeated="2" office:value-type="string">
            <text:p>Anti_tank_2</text:p>
          </table:table-cell>
          <table:table-cell table:style-name="ce4" office:value-type="float" office:value="2005">
            <text:p>2005</text:p>
          </table:table-cell>
          <table:table-cell/>
          <table:table-cell office:value-type="string">
            <text:p>FGM-148 Javelin</text:p>
          </table:table-cell>
          <table:table-cell office:value-type="string">
            <text:p>RBS 56 BILL 2</text:p>
          </table:table-cell>
          <table:table-cell office:value-type="string">
            <text:p>AT-13 Metis-M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Anti_tank_3</text:p>
          </table:table-cell>
          <table:table-cell table:style-name="ce4" office:value-type="float" office:value="2025">
            <text:p>2025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Anti_tank_4</text:p>
          </table:table-cell>
          <table:table-cell table:style-name="ce4" office:value-type="float" office:value="2035">
            <text:p>203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table:number-columns-repeated="2" office:value-type="string">
            <text:p>Heavy_Anti_tank_0</text:p>
          </table:table-cell>
          <table:table-cell table:style-name="ce4" office:value-type="float" office:value="1965">
            <text:p>1965</text:p>
          </table:table-cell>
          <table:table-cell office:value-type="string">
            <text:p>Subtech of ATGM, Heavier types, vehicle mounted versions</text:p>
          </table:table-cell>
          <table:table-cell office:value-type="string">
            <text:p>BGM-71 TOW</text:p>
          </table:table-cell>
          <table:table-cell table:number-columns-repeated="1019"/>
        </table:table-row>
        <table:table-row table:style-name="ro2">
          <table:table-cell table:number-columns-repeated="2" office:value-type="string">
            <text:p>Heavy_Anti_tank_1</text:p>
          </table:table-cell>
          <table:table-cell table:style-name="ce4" office:value-type="float" office:value="1985">
            <text:p>1985</text:p>
          </table:table-cell>
          <table:table-cell office:value-type="string">
            <text:p>subtech</text:p>
          </table:table-cell>
          <table:table-cell office:value-type="string">
            <text:p>BGM-71D TOW</text:p>
          </table:table-cell>
          <table:table-cell office:value-type="string">
            <text:p>AT-5 Konkurs</text:p>
          </table:table-cell>
          <table:table-cell office:value-type="string">
            <text:p>Swingfire</text:p>
          </table:table-cell>
          <table:table-cell table:number-columns-repeated="1017"/>
        </table:table-row>
        <table:table-row table:style-name="ro2">
          <table:table-cell table:number-columns-repeated="2" office:value-type="string">
            <text:p>Heavy_Anti_tank_2</text:p>
          </table:table-cell>
          <table:table-cell table:style-name="ce4" office:value-type="float" office:value="2005">
            <text:p>2005</text:p>
          </table:table-cell>
          <table:table-cell office:value-type="string">
            <text:p>subtech</text:p>
          </table:table-cell>
          <table:table-cell office:value-type="string">
            <text:p>AT-14 Kornet</text:p>
          </table:table-cell>
          <table:table-cell office:value-type="string">
            <text:p>Spike-LR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Heavy_Anti_tank_3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2" office:value-type="string">
            <text:p>Heavy_Anti_tank_3</text:p>
          </table:table-cell>
          <table:table-cell table:style-name="ce4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office:value-type="string">
            <text:p>N/A</text:p>
          </table:table-cell>
          <table:table-cell office:value-type="string">
            <text:p>AT_upgrade_1</text:p>
          </table:table-cell>
          <table:table-cell table:style-name="ce4" office:value-type="float" office:value="1975">
            <text:p>1975</text:p>
          </table:table-cell>
          <table:table-cell office:value-type="string">
            <text:p>Required tech for 1985 ATGM (all types)</text:p>
          </table:table-cell>
          <table:table-cell table:number-columns-repeated="1020"/>
        </table:table-row>
        <table:table-row table:style-name="ro1">
          <table:table-cell office:value-type="string">
            <text:p>N/A</text:p>
          </table:table-cell>
          <table:table-cell office:value-type="string">
            <text:p>AT_upgrade_2</text:p>
          </table:table-cell>
          <table:table-cell table:style-name="ce4" office:value-type="float" office:value="1995">
            <text:p>1995</text:p>
          </table:table-cell>
          <table:table-cell office:value-type="string">
            <text:p>Required tech for 2005 ATGM (all types)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office:value-type="string">
            <text:p>artillery_0</text:p>
          </table:table-cell>
          <table:table-cell office:value-type="string">
            <text:p>gw_artillery #note - is required for all artillery techs</text:p>
          </table:table-cell>
          <table:table-cell table:style-name="ce4" office:value-type="float" office:value="1965">
            <text:p>1965</text:p>
          </table:table-cell>
          <table:table-cell office:value-type="string">
            <text:p>Lighter towed artillery, typically around 120mm. Sometimes larger. Can be air-dropped.</text:p>
          </table:table-cell>
          <table:table-cell office:value-type="string">
            <text:p>M102</text:p>
          </table:table-cell>
          <table:table-cell office:value-type="string">
            <text:p>D-30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rtillery_1</text:p>
          </table:table-cell>
          <table:table-cell table:style-name="ce4" office:value-type="float" office:value="1985">
            <text:p>1985</text:p>
          </table:table-cell>
          <table:table-cell/>
          <table:table-cell office:value-type="string">
            <text:p>M119</text:p>
          </table:table-cell>
          <table:table-cell office:value-type="string">
            <text:p>L118 Light Gun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rtillery_2</text:p>
          </table:table-cell>
          <table:table-cell table:style-name="ce4" office:value-type="float" office:value="2005">
            <text:p>2005</text:p>
          </table:table-cell>
          <table:table-cell/>
          <table:table-cell office:value-type="string">
            <text:p>M119A3</text:p>
          </table:table-cell>
          <table:table-cell office:value-type="string">
            <text:p>GIAT LG1</text:p>
          </table:table-cell>
          <table:table-cell office:value-type="string">
            <text:p>SLWH Pegasus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artillery_3</text:p>
          </table:table-cell>
          <table:table-cell table:style-name="ce4" office:value-type="float" office:value="2025">
            <text:p>2025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artillery_4</text:p>
          </table:table-cell>
          <table:table-cell table:style-name="ce4" office:value-type="float" office:value="2035">
            <text:p>2035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 office:value-type="string">
            <text:p>SP_arty_0</text:p>
          </table:table-cell>
          <table:table-cell table:style-name="ce4" office:value-type="float" office:value="1965">
            <text:p>1965</text:p>
          </table:table-cell>
          <table:table-cell office:value-type="string">
            <text:p>Self-propelled artillery, 150mm or larger. Large Towed artillery can be represented as early type otherwise use previous category</text:p>
          </table:table-cell>
          <table:table-cell office:value-type="string">
            <text:p>M109</text:p>
          </table:table-cell>
          <table:table-cell office:value-type="string">
            <text:p>2S3 Akatsiy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SP_arty_1</text:p>
          </table:table-cell>
          <table:table-cell table:style-name="ce4" office:value-type="float" office:value="1985">
            <text:p>1985</text:p>
          </table:table-cell>
          <table:table-cell/>
          <table:table-cell office:value-type="string">
            <text:p>M109A2</text:p>
          </table:table-cell>
          <table:table-cell office:value-type="string">
            <text:p>2S19 Mst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SP_arty_2</text:p>
          </table:table-cell>
          <table:table-cell table:style-name="ce4" office:value-type="float" office:value="2005">
            <text:p>2005</text:p>
          </table:table-cell>
          <table:table-cell/>
          <table:table-cell office:value-type="string">
            <text:p>M109A6 Paladin</text:p>
          </table:table-cell>
          <table:table-cell office:value-type="string">
            <text:p>2S19M2 Msta-SM</text:p>
          </table:table-cell>
          <table:table-cell office:value-type="string">
            <text:p>ATHOS 2052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SP_arty_3</text:p>
          </table:table-cell>
          <table:table-cell table:style-name="ce4" office:value-type="float" office:value="2025">
            <text:p>2025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SP_arty_4</text:p>
          </table:table-cell>
          <table:table-cell table:style-name="ce4" office:value-type="float" office:value="2035">
            <text:p>2035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 office:value-type="string">
            <text:p>SP_R_arty_0</text:p>
          </table:table-cell>
          <table:table-cell table:style-name="ce4" office:value-type="float" office:value="1965">
            <text:p>1965</text:p>
          </table:table-cell>
          <table:table-cell office:value-type="string">
            <text:p>Subtech of SP-Artillery. MLRS, Multiple Launch Rocket Artillery</text:p>
          </table:table-cell>
          <table:table-cell office:value-type="string">
            <text:p>BM-21 Grad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SP_R_arty_1</text:p>
          </table:table-cell>
          <table:table-cell table:style-name="ce4" office:value-type="float" office:value="1985">
            <text:p>1985</text:p>
          </table:table-cell>
          <table:table-cell office:value-type="string">
            <text:p>subtech</text:p>
          </table:table-cell>
          <table:table-cell office:value-type="string">
            <text:p>M270</text:p>
          </table:table-cell>
          <table:table-cell office:value-type="string">
            <text:p>BM-27 Uragan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SP_R_arty_2</text:p>
          </table:table-cell>
          <table:table-cell table:style-name="ce4" office:value-type="float" office:value="2005">
            <text:p>2005</text:p>
          </table:table-cell>
          <table:table-cell office:value-type="string">
            <text:p>subtech</text:p>
          </table:table-cell>
          <table:table-cell office:value-type="string">
            <text:p>M270A1</text:p>
          </table:table-cell>
          <table:table-cell office:value-type="string">
            <text:p>9A52-4 Tornado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SP_R_arty_3</text:p>
          </table:table-cell>
          <table:table-cell table:style-name="ce4" office:value-type="float" office:value="2025">
            <text:p>2025</text:p>
          </table:table-cell>
          <table:table-cell table:number-columns-repeated="1021"/>
        </table:table-row>
        <table:table-row table:style-name="ro1">
          <table:table-cell table:number-columns-repeated="2" table:style-name="ce3" office:value-type="string">
            <text:p>SP_R_arty_4</text:p>
          </table:table-cell>
          <table:table-cell table:style-name="ce4" office:value-type="float" office:value="2035">
            <text:p>203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office:value-type="string">
            <text:p>N/A</text:p>
          </table:table-cell>
          <table:table-cell office:value-type="string">
            <text:p>Arty_upgrade_1</text:p>
          </table:table-cell>
          <table:table-cell table:style-name="ce4" office:value-type="float" office:value="1975">
            <text:p>1975</text:p>
          </table:table-cell>
          <table:table-cell office:value-type="string">
            <text:p>Required tech for 1985 artillery (all types)</text:p>
          </table:table-cell>
          <table:table-cell table:number-columns-repeated="1020"/>
        </table:table-row>
        <table:table-row table:style-name="ro1">
          <table:table-cell office:value-type="string">
            <text:p>N/A</text:p>
          </table:table-cell>
          <table:table-cell office:value-type="string">
            <text:p>Arty_upgrade_2</text:p>
          </table:table-cell>
          <table:table-cell table:style-name="ce4" office:value-type="float" office:value="1995">
            <text:p>1995</text:p>
          </table:table-cell>
          <table:table-cell office:value-type="string">
            <text:p>Required tech for 2005 artillery (all types)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table:number-columns-repeated="2" office:value-type="string">
            <text:p>Anti_Air_0</text:p>
          </table:table-cell>
          <table:table-cell table:style-name="ce4" office:value-type="float" office:value="1965">
            <text:p>1965</text:p>
          </table:table-cell>
          <table:table-cell office:value-type="string">
            <text:p>MANPADS, Infantry portable AA-missiles</text:p>
          </table:table-cell>
          <table:table-cell office:value-type="string">
            <text:p>FIM-43 Redeye</text:p>
          </table:table-cell>
          <table:table-cell office:value-type="string">
            <text:p>SA-14 Strela-2</text:p>
          </table:table-cell>
          <table:table-cell office:value-type="string">
            <text:p>HN-5</text:p>
          </table:table-cell>
          <table:table-cell table:number-columns-repeated="1017"/>
        </table:table-row>
        <table:table-row table:style-name="ro2">
          <table:table-cell table:number-columns-repeated="2" office:value-type="string">
            <text:p>Anti_Air_1</text:p>
          </table:table-cell>
          <table:table-cell table:style-name="ce4" office:value-type="float" office:value="1985">
            <text:p>1985</text:p>
          </table:table-cell>
          <table:table-cell/>
          <table:table-cell office:value-type="string">
            <text:p>FIM-92 Stinger</text:p>
          </table:table-cell>
          <table:table-cell office:value-type="string">
            <text:p>SA-18 Igla</text:p>
          </table:table-cell>
          <table:table-cell office:value-type="string">
            <text:p>QW-1 Vanguard</text:p>
          </table:table-cell>
          <table:table-cell table:number-columns-repeated="1017"/>
        </table:table-row>
        <table:table-row table:style-name="ro2">
          <table:table-cell table:number-columns-repeated="2" office:value-type="string">
            <text:p>Anti_Air_2</text:p>
          </table:table-cell>
          <table:table-cell table:style-name="ce4" office:value-type="float" office:value="2005">
            <text:p>2005</text:p>
          </table:table-cell>
          <table:table-cell/>
          <table:table-cell office:value-type="string">
            <text:p>FIM-92E Stinger</text:p>
          </table:table-cell>
          <table:table-cell office:value-type="string">
            <text:p>SA-24 Igla-S</text:p>
          </table:table-cell>
          <table:table-cell office:value-type="string">
            <text:p>FN-16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Anti_Air_3</text:p>
          </table:table-cell>
          <table:table-cell table:style-name="ce4" office:value-type="float" office:value="2025">
            <text:p>2025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Anti_Air_4</text:p>
          </table:table-cell>
          <table:table-cell table:style-name="ce4" office:value-type="float" office:value="2035">
            <text:p>203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office:value-type="string">
            <text:p>SP_AA_0</text:p>
          </table:table-cell>
          <table:table-cell office:value-type="string">
            <text:p>SP_Anti_Air_0</text:p>
          </table:table-cell>
          <table:table-cell table:style-name="ce4" office:value-type="float" office:value="1965">
            <text:p>1965</text:p>
          </table:table-cell>
          <table:table-cell office:value-type="string">
            <text:p>Subtech of MANPADS - Short-Medium Range AA-vehicles / launch systems. Long Range AA such as Patriot or S-300/S-400 are represented as Air Defence Sites.</text:p>
          </table:table-cell>
          <table:table-cell table:number-columns-repeated="1020"/>
        </table:table-row>
        <table:table-row table:style-name="ro1">
          <table:table-cell office:value-type="string">
            <text:p>SP_AA_1</text:p>
          </table:table-cell>
          <table:table-cell office:value-type="string">
            <text:p>SP_Anti_Air_1</text:p>
          </table:table-cell>
          <table:table-cell table:style-name="ce4" office:value-type="float" office:value="1985">
            <text:p>1985</text:p>
          </table:table-cell>
          <table:table-cell office:value-type="string">
            <text:p>subtech</text:p>
          </table:table-cell>
          <table:table-cell office:value-type="string">
            <text:p>AN/TWQ-1 Avenger</text:p>
          </table:table-cell>
          <table:table-cell office:value-type="string">
            <text:p>SA-11 Buk</text:p>
          </table:table-cell>
          <table:table-cell table:number-columns-repeated="1018"/>
        </table:table-row>
        <table:table-row table:style-name="ro1">
          <table:table-cell office:value-type="string">
            <text:p>SP_AA_2</text:p>
          </table:table-cell>
          <table:table-cell office:value-type="string">
            <text:p>SP_Anti_Air_2</text:p>
          </table:table-cell>
          <table:table-cell table:style-name="ce4" office:value-type="float" office:value="2005">
            <text:p>2005</text:p>
          </table:table-cell>
          <table:table-cell office:value-type="string">
            <text:p>subtech</text:p>
          </table:table-cell>
          <table:table-cell office:value-type="string">
            <text:p>SA-19 Tunguska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SP_Anti_Air_3</text:p>
          </table:table-cell>
          <table:table-cell table:style-name="ce4" office:value-type="float" office:value="2025">
            <text:p>2025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SP_Anti_Air_4</text:p>
          </table:table-cell>
          <table:table-cell table:style-name="ce4" office:value-type="float" office:value="2035">
            <text:p>203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office:value-type="string">
            <text:p>N/A</text:p>
          </table:table-cell>
          <table:table-cell office:value-type="string">
            <text:p>AA_upgrade_1</text:p>
          </table:table-cell>
          <table:table-cell table:style-name="ce4" office:value-type="float" office:value="1975">
            <text:p>1975</text:p>
          </table:table-cell>
          <table:table-cell office:value-type="string">
            <text:p>Required tech for 1985 AA (all types)</text:p>
          </table:table-cell>
          <table:table-cell table:number-columns-repeated="1020"/>
        </table:table-row>
        <table:table-row table:style-name="ro1">
          <table:table-cell office:value-type="string">
            <text:p>N/A</text:p>
          </table:table-cell>
          <table:table-cell office:value-type="string">
            <text:p>AA_upgrade_2</text:p>
          </table:table-cell>
          <table:table-cell table:style-name="ce4" office:value-type="float" office:value="1995">
            <text:p>1995</text:p>
          </table:table-cell>
          <table:table-cell office:value-type="string">
            <text:p>Required tech for 2005 AA (all types)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office:value-type="string">
            <text:p>N/A</text:p>
          </table:table-cell>
          <table:table-cell office:value-type="string">
            <text:p>Early_APC</text:p>
          </table:table-cell>
          <table:table-cell table:style-name="ce4"/>
          <table:table-cell table:style-name="ce6" office:value-type="string">
            <text:p>Vehicle Design, required tech for all armored vehicles except utility vehicle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number-columns-repeated="1020"/>
        </table:table-row>
        <table:table-row table:style-name="ro1">
          <table:table-cell table:number-columns-repeated="2" office:value-type="string">
            <text:p>APC_1</text:p>
          </table:table-cell>
          <table:table-cell table:style-name="ce4" office:value-type="float" office:value="1965">
            <text:p>1965</text:p>
          </table:table-cell>
          <table:table-cell table:style-name="ce6" office:value-type="string">
            <text:p>Armored Personell Carrier, used by Mechanized troops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APC_2</text:p>
          </table:table-cell>
          <table:table-cell table:style-name="ce4" office:value-type="float" office:value="1975">
            <text:p>1975</text:p>
          </table:table-cell>
          <table:table-cell table:style-name="ce6"/>
          <table:table-cell table:number-columns-repeated="1020"/>
        </table:table-row>
        <table:table-row table:style-name="ro1">
          <table:table-cell table:number-columns-repeated="2" office:value-type="string">
            <text:p>APC_3</text:p>
          </table:table-cell>
          <table:table-cell table:style-name="ce4" office:value-type="float" office:value="1985">
            <text:p>1985</text:p>
          </table:table-cell>
          <table:table-cell table:style-name="ce6"/>
          <table:table-cell table:number-columns-repeated="1020"/>
        </table:table-row>
        <table:table-row table:style-name="ro1">
          <table:table-cell table:number-columns-repeated="2" office:value-type="string">
            <text:p>APC_4</text:p>
          </table:table-cell>
          <table:table-cell table:style-name="ce4" office:value-type="float" office:value="1995">
            <text:p>1995</text:p>
          </table:table-cell>
          <table:table-cell table:style-name="ce6"/>
          <table:table-cell table:number-columns-repeated="1020"/>
        </table:table-row>
        <table:table-row table:style-name="ro1">
          <table:table-cell table:number-columns-repeated="2" office:value-type="string">
            <text:p>APC_5</text:p>
          </table:table-cell>
          <table:table-cell table:style-name="ce4" office:value-type="float" office:value="2005">
            <text:p>2005</text:p>
          </table:table-cell>
          <table:table-cell table:style-name="ce6"/>
          <table:table-cell table:number-columns-repeated="1020"/>
        </table:table-row>
        <table:table-row table:style-name="ro1">
          <table:table-cell table:number-columns-repeated="2" office:value-type="string">
            <text:p>APC_6</text:p>
          </table:table-cell>
          <table:table-cell table:style-name="ce4" office:value-type="float" office:value="2015">
            <text:p>2015</text:p>
          </table:table-cell>
          <table:table-cell table:style-name="ce6"/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number-columns-repeated="1020"/>
        </table:table-row>
        <table:table-row table:style-name="ro1">
          <table:table-cell table:number-columns-repeated="2" office:value-type="string">
            <text:p>Air_APC_1</text:p>
          </table:table-cell>
          <table:table-cell table:style-name="ce4" office:value-type="float" office:value="1965">
            <text:p>1965</text:p>
          </table:table-cell>
          <table:table-cell table:style-name="ce6" office:value-type="string">
            <text:p>Subtech of APC. Airborne, paradropable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Air_APC_2</text:p>
          </table:table-cell>
          <table:table-cell table:style-name="ce4" office:value-type="float" office:value="1975">
            <text:p>1975</text:p>
          </table:table-cell>
          <table:table-cell office:value-type="string">
            <text:p>subtech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Air_APC_3</text:p>
          </table:table-cell>
          <table:table-cell table:style-name="ce4" office:value-type="float" office:value="1985">
            <text:p>1985</text:p>
          </table:table-cell>
          <table:table-cell office:value-type="string">
            <text:p>subtech</text:p>
          </table:table-cell>
          <table:table-cell office:value-type="string">
            <text:p>AAV-P7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Air_APC_4</text:p>
          </table:table-cell>
          <table:table-cell table:style-name="ce4" office:value-type="float" office:value="1995">
            <text:p>1995</text:p>
          </table:table-cell>
          <table:table-cell office:value-type="string">
            <text:p>subtech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Air_APC_5</text:p>
          </table:table-cell>
          <table:table-cell table:style-name="ce4" office:value-type="float" office:value="2005">
            <text:p>2005</text:p>
          </table:table-cell>
          <table:table-cell office:value-type="string">
            <text:p>subtech</text:p>
          </table:table-cell>
          <table:table-cell office:value-type="string">
            <text:p>Iveco SuperAV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Air_APC_6</text:p>
          </table:table-cell>
          <table:table-cell table:style-name="ce4" office:value-type="float" office:value="2015">
            <text:p>2015</text:p>
          </table:table-cell>
          <table:table-cell office:value-type="string">
            <text:p>subtech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>
            <text:p>Amph_APC_1</text:p>
          </table:table-cell>
          <table:table-cell office:value-type="string">
            <text:p>Amph_APC_1</text:p>
          </table:table-cell>
          <table:table-cell table:style-name="ce4" office:value-type="float" office:value="1965">
            <text:p>1965</text:p>
          </table:table-cell>
          <table:table-cell table:style-name="ce6" office:value-type="string">
            <text:p>Subtech of APC. Amphibious for marines</text:p>
          </table:table-cell>
          <table:table-cell table:number-columns-repeated="1020"/>
        </table:table-row>
        <table:table-row table:style-name="ro1">
          <table:table-cell office:value-type="string">
            <text:p>Amph_APC_2</text:p>
          </table:table-cell>
          <table:table-cell office:value-type="string">
            <text:p>Amph_APC_2</text:p>
          </table:table-cell>
          <table:table-cell table:style-name="ce4" office:value-type="float" office:value="1975">
            <text:p>1975</text:p>
          </table:table-cell>
          <table:table-cell office:value-type="string">
            <text:p>subtech</text:p>
          </table:table-cell>
          <table:table-cell table:number-columns-repeated="1020"/>
        </table:table-row>
        <table:table-row table:style-name="ro1">
          <table:table-cell office:value-type="string">
            <text:p>Amph_APC_3</text:p>
          </table:table-cell>
          <table:table-cell office:value-type="string">
            <text:p>Amph_APC_3</text:p>
          </table:table-cell>
          <table:table-cell table:style-name="ce4" office:value-type="float" office:value="1985">
            <text:p>1985</text:p>
          </table:table-cell>
          <table:table-cell office:value-type="string">
            <text:p>subtech</text:p>
          </table:table-cell>
          <table:table-cell table:number-columns-repeated="1020"/>
        </table:table-row>
        <table:table-row table:style-name="ro1">
          <table:table-cell office:value-type="string">
            <text:p>Amph_APC_4</text:p>
          </table:table-cell>
          <table:table-cell office:value-type="string">
            <text:p>Amph_APC_4</text:p>
          </table:table-cell>
          <table:table-cell table:style-name="ce4" office:value-type="float" office:value="1995">
            <text:p>1995</text:p>
          </table:table-cell>
          <table:table-cell office:value-type="string">
            <text:p>subtech</text:p>
          </table:table-cell>
          <table:table-cell table:number-columns-repeated="1020"/>
        </table:table-row>
        <table:table-row table:style-name="ro1">
          <table:table-cell office:value-type="string">
            <text:p>Amph_APC_5</text:p>
          </table:table-cell>
          <table:table-cell office:value-type="string">
            <text:p>Amph_APC_5</text:p>
          </table:table-cell>
          <table:table-cell table:style-name="ce4" office:value-type="float" office:value="2005">
            <text:p>2005</text:p>
          </table:table-cell>
          <table:table-cell office:value-type="string">
            <text:p>subtech</text:p>
          </table:table-cell>
          <table:table-cell table:number-columns-repeated="1020"/>
        </table:table-row>
        <table:table-row table:style-name="ro1">
          <table:table-cell office:value-type="string">
            <text:p>Amph_APC_6</text:p>
          </table:table-cell>
          <table:table-cell office:value-type="string">
            <text:p>Amph_APC_6</text:p>
          </table:table-cell>
          <table:table-cell table:style-name="ce4" office:value-type="float" office:value="2015">
            <text:p>2015</text:p>
          </table:table-cell>
          <table:table-cell office:value-type="string">
            <text:p>subtec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number-columns-repeated="1020"/>
        </table:table-row>
        <table:table-row table:style-name="ro1">
          <table:table-cell table:number-columns-repeated="2" office:value-type="string">
            <text:p>IFV_1</text:p>
          </table:table-cell>
          <table:table-cell table:style-name="ce4" office:value-type="float" office:value="1965">
            <text:p>1965</text:p>
          </table:table-cell>
          <table:table-cell table:style-name="ce6" office:value-type="string">
            <text:p>Infantry Fighting Vehicle, used by Armored Infantry (Heavy Mechanized)</text:p>
          </table:table-cell>
          <table:table-cell office:value-type="string">
            <text:p>BMP-1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IFV_2</text:p>
          </table:table-cell>
          <table:table-cell table:style-name="ce4" office:value-type="float" office:value="1975">
            <text:p>1975</text:p>
          </table:table-cell>
          <table:table-cell table:style-name="ce6"/>
          <table:table-cell office:value-type="string">
            <text:p>BTR-T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IFV_3</text:p>
          </table:table-cell>
          <table:table-cell table:style-name="ce4" office:value-type="float" office:value="1985">
            <text:p>1985</text:p>
          </table:table-cell>
          <table:table-cell table:style-name="ce6"/>
          <table:table-cell office:value-type="string">
            <text:p>BMP-2</text:p>
          </table:table-cell>
          <table:table-cell office:value-type="string">
            <text:p>M2 Bradley</text:p>
          </table:table-cell>
          <table:table-cell office:value-type="string">
            <text:p>Rooikat 76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IFV_4</text:p>
          </table:table-cell>
          <table:table-cell table:style-name="ce4" office:value-type="float" office:value="1995">
            <text:p>1995</text:p>
          </table:table-cell>
          <table:table-cell table:style-name="ce6"/>
          <table:table-cell office:value-type="string">
            <text:p>BMP-3</text:p>
          </table:table-cell>
          <table:table-cell office:value-type="string">
            <text:p>M3 Bradley</text:p>
          </table:table-cell>
          <table:table-cell office:value-type="string">
            <text:p>Patria IFV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IFV_5</text:p>
          </table:table-cell>
          <table:table-cell table:style-name="ce4" office:value-type="float" office:value="2005">
            <text:p>2005</text:p>
          </table:table-cell>
          <table:table-cell table:style-name="ce6"/>
          <table:table-cell office:value-type="string">
            <text:p>FV510 Warrior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IFV_6</text:p>
          </table:table-cell>
          <table:table-cell table:style-name="ce4" office:value-type="float" office:value="2015">
            <text:p>2015</text:p>
          </table:table-cell>
          <table:table-cell table:style-name="ce6"/>
          <table:table-cell office:value-type="string">
            <text:p>T-15 Armata</text:p>
          </table:table-cell>
          <table:table-cell office:value-type="string">
            <text:p>Puma 1</text:p>
          </table:table-cell>
          <table:table-cell office:value-type="string">
            <text:p>ASCOD Ajax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number-columns-repeated="1020"/>
        </table:table-row>
        <table:table-row table:style-name="ro1">
          <table:table-cell table:number-columns-repeated="2" office:value-type="string">
            <text:p>Air_IFV_1</text:p>
          </table:table-cell>
          <table:table-cell table:style-name="ce4" office:value-type="float" office:value="1965">
            <text:p>1965</text:p>
          </table:table-cell>
          <table:table-cell table:style-name="ce6" office:value-type="string">
            <text:p>Subtech of IFV. Airborne, paradropable</text:p>
          </table:table-cell>
          <table:table-cell office:value-type="string">
            <text:p>BMD-1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Air_IFV_2</text:p>
          </table:table-cell>
          <table:table-cell table:style-name="ce4" office:value-type="float" office:value="1975">
            <text:p>1975</text:p>
          </table:table-cell>
          <table:table-cell office:value-type="string">
            <text:p>subtech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Air_IFV_3</text:p>
          </table:table-cell>
          <table:table-cell table:style-name="ce4" office:value-type="float" office:value="1985">
            <text:p>1985</text:p>
          </table:table-cell>
          <table:table-cell office:value-type="string">
            <text:p>subtech</text:p>
          </table:table-cell>
          <table:table-cell office:value-type="string">
            <text:p>BMD-2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Air_IFV_4</text:p>
          </table:table-cell>
          <table:table-cell table:style-name="ce4" office:value-type="float" office:value="1995">
            <text:p>1995</text:p>
          </table:table-cell>
          <table:table-cell office:value-type="string">
            <text:p>subtech</text:p>
          </table:table-cell>
          <table:table-cell office:value-type="string">
            <text:p>BMD-3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Air_IFV_5</text:p>
          </table:table-cell>
          <table:table-cell table:style-name="ce4" office:value-type="float" office:value="2005">
            <text:p>2005</text:p>
          </table:table-cell>
          <table:table-cell office:value-type="string">
            <text:p>subtech</text:p>
          </table:table-cell>
          <table:table-cell office:value-type="string">
            <text:p>BMD-4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Air_IFV_6</text:p>
          </table:table-cell>
          <table:table-cell table:style-name="ce4" office:value-type="float" office:value="2015">
            <text:p>2015</text:p>
          </table:table-cell>
          <table:table-cell office:value-type="string">
            <text:p>subtec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number-columns-repeated="1020"/>
        </table:table-row>
        <table:table-row table:style-name="ro1">
          <table:table-cell office:value-type="string">
            <text:p>Amph_IFV_1</text:p>
          </table:table-cell>
          <table:table-cell office:value-type="string">
            <text:p>Amph_IFV_1</text:p>
          </table:table-cell>
          <table:table-cell table:style-name="ce4" office:value-type="float" office:value="1965">
            <text:p>1965</text:p>
          </table:table-cell>
          <table:table-cell table:style-name="ce6" office:value-type="string">
            <text:p>Subtech of IFV. Amphibious for marines</text:p>
          </table:table-cell>
          <table:table-cell table:number-columns-repeated="1020"/>
        </table:table-row>
        <table:table-row table:style-name="ro1">
          <table:table-cell office:value-type="string">
            <text:p>Amph_IFV_2</text:p>
          </table:table-cell>
          <table:table-cell office:value-type="string">
            <text:p>Amph_IFV_2</text:p>
          </table:table-cell>
          <table:table-cell table:style-name="ce4" office:value-type="float" office:value="1975">
            <text:p>1975</text:p>
          </table:table-cell>
          <table:table-cell office:value-type="string">
            <text:p>subtech</text:p>
          </table:table-cell>
          <table:table-cell table:number-columns-repeated="1020"/>
        </table:table-row>
        <table:table-row table:style-name="ro1">
          <table:table-cell office:value-type="string">
            <text:p>Amph_IFV_3</text:p>
          </table:table-cell>
          <table:table-cell office:value-type="string">
            <text:p>Amph_IFV_3</text:p>
          </table:table-cell>
          <table:table-cell table:style-name="ce4" office:value-type="float" office:value="1985">
            <text:p>1985</text:p>
          </table:table-cell>
          <table:table-cell office:value-type="string">
            <text:p>subtech</text:p>
          </table:table-cell>
          <table:table-cell table:number-columns-repeated="1020"/>
        </table:table-row>
        <table:table-row table:style-name="ro1">
          <table:table-cell office:value-type="string">
            <text:p>Amph_IFV_4</text:p>
          </table:table-cell>
          <table:table-cell office:value-type="string">
            <text:p>Amph_IFV_4</text:p>
          </table:table-cell>
          <table:table-cell table:style-name="ce4" office:value-type="float" office:value="1995">
            <text:p>1995</text:p>
          </table:table-cell>
          <table:table-cell office:value-type="string">
            <text:p>subtech</text:p>
          </table:table-cell>
          <table:table-cell table:number-columns-repeated="1020"/>
        </table:table-row>
        <table:table-row table:style-name="ro1">
          <table:table-cell office:value-type="string">
            <text:p>Amph_IFV_5</text:p>
          </table:table-cell>
          <table:table-cell office:value-type="string">
            <text:p>Amph_IFV_5</text:p>
          </table:table-cell>
          <table:table-cell table:style-name="ce4" office:value-type="float" office:value="2005">
            <text:p>2005</text:p>
          </table:table-cell>
          <table:table-cell office:value-type="string">
            <text:p>subtech</text:p>
          </table:table-cell>
          <table:table-cell table:number-columns-repeated="1020"/>
        </table:table-row>
        <table:table-row table:style-name="ro1">
          <table:table-cell office:value-type="string">
            <text:p>Amph_IFV_6</text:p>
          </table:table-cell>
          <table:table-cell office:value-type="string">
            <text:p>Amph_IFV_6</text:p>
          </table:table-cell>
          <table:table-cell table:style-name="ce4" office:value-type="float" office:value="2015">
            <text:p>2015</text:p>
          </table:table-cell>
          <table:table-cell office:value-type="string">
            <text:p>subtech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>
            <text:p>util_vehicle_0</text:p>
          </table:table-cell>
          <table:table-cell office:value-type="string">
            <text:p>util_vehicle_0</text:p>
          </table:table-cell>
          <table:table-cell table:style-name="ce4" office:value-type="float" office:value="1965">
            <text:p>1965</text:p>
          </table:table-cell>
          <table:table-cell table:style-name="ce6" office:value-type="string">
            <text:p>Utility Vehicles - Used by motorized infantry. Early models can also be trucks etc.</text:p>
          </table:table-cell>
          <table:table-cell office:value-type="string">
            <text:p>M151 Jeep</text:p>
          </table:table-cell>
          <table:table-cell office:value-type="string">
            <text:p>UAZ-452</text:p>
          </table:table-cell>
          <table:table-cell table:number-columns-repeated="1018"/>
        </table:table-row>
        <table:table-row table:style-name="ro1">
          <table:table-cell office:value-type="string">
            <text:p>util_vehicle_1</text:p>
          </table:table-cell>
          <table:table-cell office:value-type="string">
            <text:p>util_vehicle_1</text:p>
          </table:table-cell>
          <table:table-cell table:style-name="ce4" office:value-type="float" office:value="1975">
            <text:p>1975</text:p>
          </table:table-cell>
          <table:table-cell table:style-name="ce6"/>
          <table:table-cell office:value-type="string">
            <text:p>M561 Gama Goat</text:p>
          </table:table-cell>
          <table:table-cell office:value-type="string">
            <text:p>UAZ-469</text:p>
          </table:table-cell>
          <table:table-cell table:number-columns-repeated="1018"/>
        </table:table-row>
        <table:table-row table:style-name="ro1">
          <table:table-cell office:value-type="string">
            <text:p>util_vehicle_2</text:p>
          </table:table-cell>
          <table:table-cell office:value-type="string">
            <text:p>util_vehicle_2</text:p>
          </table:table-cell>
          <table:table-cell table:style-name="ce4" office:value-type="float" office:value="1985">
            <text:p>1985</text:p>
          </table:table-cell>
          <table:table-cell table:style-name="ce6"/>
          <table:table-cell office:value-type="string">
            <text:p>Humvee</text:p>
          </table:table-cell>
          <table:table-cell office:value-type="string">
            <text:p>Casspir</text:p>
          </table:table-cell>
          <table:table-cell office:value-type="string">
            <text:p>UAZ-3132</text:p>
          </table:table-cell>
          <table:table-cell table:number-columns-repeated="1017"/>
        </table:table-row>
        <table:table-row table:style-name="ro1">
          <table:table-cell office:value-type="string">
            <text:p>util_vehicle_3</text:p>
          </table:table-cell>
          <table:table-cell office:value-type="string">
            <text:p>util_vehicle_3</text:p>
          </table:table-cell>
          <table:table-cell table:style-name="ce4" office:value-type="float" office:value="1995">
            <text:p>1995</text:p>
          </table:table-cell>
          <table:table-cell table:style-name="ce6"/>
          <table:table-cell office:value-type="string">
            <text:p>M1113 Humvee ECV</text:p>
          </table:table-cell>
          <table:table-cell office:value-type="string">
            <text:p>Mamba APC</text:p>
          </table:table-cell>
          <table:table-cell office:value-type="string">
            <text:p>GAZ Tigr</text:p>
          </table:table-cell>
          <table:table-cell table:number-columns-repeated="1017"/>
        </table:table-row>
        <table:table-row table:style-name="ro1">
          <table:table-cell office:value-type="string">
            <text:p>util_vehicle_4</text:p>
          </table:table-cell>
          <table:table-cell office:value-type="string">
            <text:p>util_vehicle_4</text:p>
          </table:table-cell>
          <table:table-cell table:style-name="ce4" office:value-type="float" office:value="2005">
            <text:p>2005</text:p>
          </table:table-cell>
          <table:table-cell table:style-name="ce6"/>
          <table:table-cell office:value-type="string">
            <text:p>M-ATV</text:p>
          </table:table-cell>
          <table:table-cell office:value-type="string">
            <text:p>RG-31 Nyala</text:p>
          </table:table-cell>
          <table:table-cell office:value-type="string">
            <text:p>Iveco LMV</text:p>
          </table:table-cell>
          <table:table-cell table:number-columns-repeated="1017"/>
        </table:table-row>
        <table:table-row table:style-name="ro1">
          <table:table-cell office:value-type="string">
            <text:p>util_vehicle_5</text:p>
          </table:table-cell>
          <table:table-cell office:value-type="string">
            <text:p>util_vehicle_5</text:p>
          </table:table-cell>
          <table:table-cell table:style-name="ce4" office:value-type="float" office:value="2015">
            <text:p>2015</text:p>
          </table:table-cell>
          <table:table-cell table:style-name="ce6"/>
          <table:table-cell office:value-type="string">
            <text:p>MaxxPro MRAP</text:p>
          </table:table-cell>
          <table:table-cell office:value-type="string">
            <text:p>Typhoon MRAP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number-columns-repeated="1020"/>
        </table:table-row>
        <table:table-row table:style-name="ro1">
          <table:table-cell table:number-columns-repeated="2" office:value-type="string">
            <text:p>Rec_tank_0</text:p>
          </table:table-cell>
          <table:table-cell table:style-name="ce4" office:value-type="float" office:value="1965">
            <text:p>1965</text:p>
          </table:table-cell>
          <table:table-cell table:style-name="ce6" office:value-type="string">
            <text:p>Recon Tanks, Light Tanks used by Armored Recce units</text:p>
          </table:table-cell>
          <table:table-cell/>
          <table:table-cell office:value-type="string">
            <text:p>M551 Sheridan</text:p>
          </table:table-cell>
          <table:table-cell office:value-type="string">
            <text:p>PT-76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Rec_tank_1</text:p>
          </table:table-cell>
          <table:table-cell table:style-name="ce4" office:value-type="float" office:value="1985">
            <text:p>1985</text:p>
          </table:table-cell>
          <table:table-cell table:style-name="ce6"/>
          <table:table-cell office:value-type="string">
            <text:p>FV101 Scorpion</text:p>
          </table:table-cell>
          <table:table-cell office:value-type="string">
            <text:p>Ratel 90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Rec_tank_2</text:p>
          </table:table-cell>
          <table:table-cell table:style-name="ce4" office:value-type="float" office:value="2005">
            <text:p>2005</text:p>
          </table:table-cell>
          <table:table-cell table:style-name="ce6"/>
          <table:table-cell office:value-type="string">
            <text:p>FV107 Scimitar</text:p>
          </table:table-cell>
          <table:table-cell office:value-type="string">
            <text:p>2S25 Sprut-SD</text:p>
          </table:table-cell>
          <table:table-cell office:value-type="string">
            <text:p>CV-90 105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Rec_tank_3</text:p>
          </table:table-cell>
          <table:table-cell table:style-name="ce4" office:value-type="float" office:value="2015">
            <text:p>2015</text:p>
          </table:table-cell>
          <table:table-cell table:style-name="ce6"/>
          <table:table-cell office:value-type="string">
            <text:p>Ajax LT</text:p>
          </table:table-cell>
          <table:table-cell office:value-type="string">
            <text:p>CV-90 120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number-columns-repeated="1020"/>
        </table:table-row>
        <table:table-row table:style-name="ro1">
          <table:table-cell table:number-columns-repeated="2" office:value-type="string">
            <text:p>MBT_1</text:p>
          </table:table-cell>
          <table:table-cell table:style-name="ce4" office:value-type="float" office:value="1965">
            <text:p>1965</text:p>
          </table:table-cell>
          <table:table-cell table:style-name="ce6" office:value-type="string">
            <text:p>Main Battle Tanks</text:p>
          </table:table-cell>
          <table:table-cell office:value-type="string">
            <text:p>T-55</text:p>
          </table:table-cell>
          <table:table-cell office:value-type="string">
            <text:p>M60 Patton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MBT_2</text:p>
          </table:table-cell>
          <table:table-cell table:style-name="ce4" office:value-type="float" office:value="1975">
            <text:p>1975</text:p>
          </table:table-cell>
          <table:table-cell table:style-name="ce6"/>
          <table:table-cell office:value-type="string">
            <text:p>T-72</text:p>
          </table:table-cell>
          <table:table-cell office:value-type="string">
            <text:p>Leopard 1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MBT_3</text:p>
          </table:table-cell>
          <table:table-cell table:style-name="ce4" office:value-type="float" office:value="1985">
            <text:p>1985</text:p>
          </table:table-cell>
          <table:table-cell table:style-name="ce6"/>
          <table:table-cell office:value-type="string">
            <text:p>T-80</text:p>
          </table:table-cell>
          <table:table-cell office:value-type="string">
            <text:p>M1A1 Abrams</text:p>
          </table:table-cell>
          <table:table-cell office:value-type="string">
            <text:p>Leopard 2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MBT_4</text:p>
          </table:table-cell>
          <table:table-cell table:style-name="ce4" office:value-type="float" office:value="1995">
            <text:p>1995</text:p>
          </table:table-cell>
          <table:table-cell table:style-name="ce6"/>
          <table:table-cell office:value-type="string">
            <text:p>T-90</text:p>
          </table:table-cell>
          <table:table-cell office:value-type="string">
            <text:p>M1A2 Abrams</text:p>
          </table:table-cell>
          <table:table-cell office:value-type="string">
            <text:p>Leopard 2A4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MBT_5</text:p>
          </table:table-cell>
          <table:table-cell table:style-name="ce4" office:value-type="float" office:value="2015">
            <text:p>2015</text:p>
          </table:table-cell>
          <table:table-cell table:style-name="ce6" office:value-type="string">
            <text:p>Yes it's 6 instead of 5, not a typo</text:p>
          </table:table-cell>
          <table:table-cell office:value-type="string">
            <text:p>T-14 Armata</text:p>
          </table:table-cell>
          <table:table-cell office:value-type="string">
            <text:p>Leopard 2A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number-columns-repeated="1020"/>
        </table:table-row>
        <table:table-row table:style-name="ro1">
          <table:table-cell office:value-type="string">
            <text:p>ENGI_MBT_1</text:p>
          </table:table-cell>
          <table:table-cell office:value-type="string">
            <text:p>ENG_MBT_1</text:p>
          </table:table-cell>
          <table:table-cell table:style-name="ce4" office:value-type="float" office:value="1965">
            <text:p>1965</text:p>
          </table:table-cell>
          <table:table-cell table:style-name="ce6" office:value-type="string">
            <text:p>Subtech of MBT - Engineer Tank / Recovery vehicles</text:p>
          </table:table-cell>
          <table:table-cell office:value-type="string">
            <text:p>M88</text:p>
          </table:table-cell>
          <table:table-cell office:value-type="string">
            <text:p>BAT-M</text:p>
          </table:table-cell>
          <table:table-cell table:number-columns-repeated="1018"/>
        </table:table-row>
        <table:table-row table:style-name="ro1">
          <table:table-cell office:value-type="string">
            <text:p>ENGI_MBT_2</text:p>
          </table:table-cell>
          <table:table-cell office:value-type="string">
            <text:p>ENG_MBT_2</text:p>
          </table:table-cell>
          <table:table-cell table:style-name="ce4" office:value-type="float" office:value="1975">
            <text:p>1975</text:p>
          </table:table-cell>
          <table:table-cell table:style-name="ce6" office:value-type="string">
            <text:p>subtech</text:p>
          </table:table-cell>
          <table:table-cell office:value-type="string">
            <text:p>M88A1</text:p>
          </table:table-cell>
          <table:table-cell office:value-type="string">
            <text:p>BAT-2</text:p>
          </table:table-cell>
          <table:table-cell table:number-columns-repeated="1018"/>
        </table:table-row>
        <table:table-row table:style-name="ro1">
          <table:table-cell office:value-type="string">
            <text:p>ENGI_MBT_3</text:p>
          </table:table-cell>
          <table:table-cell office:value-type="string">
            <text:p>ENG_MBT_3</text:p>
          </table:table-cell>
          <table:table-cell table:style-name="ce4" office:value-type="float" office:value="1985">
            <text:p>1985</text:p>
          </table:table-cell>
          <table:table-cell table:style-name="ce6" office:value-type="string">
            <text:p>subtech</text:p>
          </table:table-cell>
          <table:table-cell table:number-columns-repeated="1020"/>
        </table:table-row>
        <table:table-row table:style-name="ro1">
          <table:table-cell office:value-type="string">
            <text:p>ENGI_MBT_4</text:p>
          </table:table-cell>
          <table:table-cell office:value-type="string">
            <text:p>ENG_MBT_4</text:p>
          </table:table-cell>
          <table:table-cell table:style-name="ce4" office:value-type="float" office:value="1995">
            <text:p>1995</text:p>
          </table:table-cell>
          <table:table-cell table:style-name="ce6" office:value-type="string">
            <text:p>subtech</text:p>
          </table:table-cell>
          <table:table-cell office:value-type="string">
            <text:p>M88A2 Hercules</text:p>
          </table:table-cell>
          <table:table-cell table:number-columns-repeated="1019"/>
        </table:table-row>
        <table:table-row table:style-name="ro1">
          <table:table-cell office:value-type="string">
            <text:p>ENGI_MBT_5</text:p>
          </table:table-cell>
          <table:table-cell office:value-type="string">
            <text:p>ENG_MBT_5</text:p>
          </table:table-cell>
          <table:table-cell table:style-name="ce4" office:value-type="float" office:value="2015">
            <text:p>2015</text:p>
          </table:table-cell>
          <table:table-cell table:style-name="ce6" office:value-type="string">
            <text:p>subtech</text:p>
          </table:table-cell>
          <table:table-cell office:value-type="string">
            <text:p>T-16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4"/>
          <table:table-cell table:style-name="ce6"/>
          <table:table-cell table:number-columns-repeated="1020"/>
        </table:table-row>
        <table:table-row table:style-name="ro1">
          <table:table-cell table:style-name="ce1" office:value-type="string">
            <text:p>Aircraft and Helicopters</text:p>
          </table:table-cell>
          <table:table-cell/>
          <table:table-cell table:style-name="ce4"/>
          <table:table-cell table:style-name="ce6"/>
          <table:table-cell table:number-columns-repeated="1020"/>
        </table:table-row>
        <table:table-row table:style-name="ro1">
          <table:table-cell/>
          <table:table-cell office:value-type="string">
            <text:p>early_fighter</text:p>
          </table:table-cell>
          <table:table-cell table:style-name="ce4"/>
          <table:table-cell table:style-name="ce6" office:value-type="string">
            <text:p>Fighter Programme tech. Required for all fighter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number-columns-repeated="1020"/>
        </table:table-row>
        <table:table-row table:style-name="ro1">
          <table:table-cell office:value-type="string">
            <text:p>Notes on fighters. 4.5th Gen fighters are not needed to research 5th Gen fighters</text:p>
          </table:table-cell>
          <table:table-cell/>
          <table:table-cell table:style-name="ce4"/>
          <table:table-cell table:style-name="ce6"/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number-columns-repeated="1020"/>
        </table:table-row>
        <table:table-row table:style-name="ro1">
          <table:table-cell office:value-type="string">
            <text:p>MR_Fighter_1</text:p>
          </table:table-cell>
          <table:table-cell office:value-type="string">
            <text:p>MR_Fighter1</text:p>
          </table:table-cell>
          <table:table-cell table:style-name="ce4" office:value-type="string">
            <text:p>3rd Gen</text:p>
          </table:table-cell>
          <table:table-cell table:style-name="ce6" office:value-type="string">
            <text:p>Multirole Fighters. Most common fighter planes. Allrounder. Lower range and worse than Air superiority fighters in air combat. Can bomb decently.</text:p>
          </table:table-cell>
          <table:table-cell office:value-type="string">
            <text:p>F-5 Freedom Fighter</text:p>
          </table:table-cell>
          <table:table-cell office:value-type="string">
            <text:p>Mirage F1</text:p>
          </table:table-cell>
          <table:table-cell office:value-type="string">
            <text:p>MiG-21</text:p>
          </table:table-cell>
          <table:table-cell table:number-columns-repeated="1017"/>
        </table:table-row>
        <table:table-row table:style-name="ro1">
          <table:table-cell office:value-type="string">
            <text:p>MR_Fighter_2</text:p>
          </table:table-cell>
          <table:table-cell office:value-type="string">
            <text:p>MR_Fighter2</text:p>
          </table:table-cell>
          <table:table-cell table:style-name="ce4" office:value-type="string">
            <text:p>4th Gen</text:p>
          </table:table-cell>
          <table:table-cell table:style-name="ce6"/>
          <table:table-cell office:value-type="string">
            <text:p>F-16A</text:p>
          </table:table-cell>
          <table:table-cell office:value-type="string">
            <text:p>MiG-29</text:p>
          </table:table-cell>
          <table:table-cell office:value-type="string">
            <text:p>J-10</text:p>
          </table:table-cell>
          <table:table-cell table:number-columns-repeated="1017"/>
        </table:table-row>
        <table:table-row table:style-name="ro1">
          <table:table-cell office:value-type="string">
            <text:p>MR_Fighter_3</text:p>
          </table:table-cell>
          <table:table-cell office:value-type="string">
            <text:p>MR_Fighter3</text:p>
          </table:table-cell>
          <table:table-cell table:style-name="ce4" office:value-type="string">
            <text:p>4.5th Gen</text:p>
          </table:table-cell>
          <table:table-cell table:style-name="ce6"/>
          <table:table-cell office:value-type="string">
            <text:p>F-16C</text:p>
          </table:table-cell>
          <table:table-cell office:value-type="string">
            <text:p>MiG-35</text:p>
          </table:table-cell>
          <table:table-cell office:value-type="string">
            <text:p>Dassault Rafale</text:p>
          </table:table-cell>
          <table:table-cell table:number-columns-repeated="1017"/>
        </table:table-row>
        <table:table-row table:style-name="ro1">
          <table:table-cell office:value-type="string">
            <text:p>MR_Fighter_4</text:p>
          </table:table-cell>
          <table:table-cell office:value-type="string">
            <text:p>MR_Fighter4</text:p>
          </table:table-cell>
          <table:table-cell table:style-name="ce4" office:value-type="string">
            <text:p>5th Gen</text:p>
          </table:table-cell>
          <table:table-cell table:style-name="ce6"/>
          <table:table-cell office:value-type="string">
            <text:p>F-3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number-columns-repeated="1020"/>
        </table:table-row>
        <table:table-row table:style-name="ro1">
          <table:table-cell/>
          <table:table-cell office:value-type="string">
            <text:p>MR_upgrade_1</text:p>
          </table:table-cell>
          <table:table-cell table:style-name="ce4"/>
          <table:table-cell table:style-name="ce6" office:value-type="string">
            <text:p>Required tech for 4.5 Gen and 5th Gen Multirole Fighter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number-columns-repeated="1020"/>
        </table:table-row>
        <table:table-row table:style-name="ro1">
          <table:table-cell office:value-type="string">
            <text:p>CV_MR_Fighter_1</text:p>
          </table:table-cell>
          <table:table-cell office:value-type="string">
            <text:p>CV_MR_Fighter1</text:p>
          </table:table-cell>
          <table:table-cell table:style-name="ce4" office:value-type="string">
            <text:p>3rd Gen</text:p>
          </table:table-cell>
          <table:table-cell table:style-name="ce6" office:value-type="string">
            <text:p>Subtechs of MR Fighters. Navalized Carrier versions.</text:p>
          </table:table-cell>
          <table:table-cell office:value-type="string">
            <text:p>Super Étendard</text:p>
          </table:table-cell>
          <table:table-cell office:value-type="string">
            <text:p>F4J</text:p>
          </table:table-cell>
          <table:table-cell table:number-columns-repeated="1018"/>
        </table:table-row>
        <table:table-row table:style-name="ro1">
          <table:table-cell office:value-type="string">
            <text:p>CV_MR_Fighter_2</text:p>
          </table:table-cell>
          <table:table-cell office:value-type="string">
            <text:p>CV_MR_Fighter2</text:p>
          </table:table-cell>
          <table:table-cell table:style-name="ce4" office:value-type="string">
            <text:p>4th Gen</text:p>
          </table:table-cell>
          <table:table-cell table:style-name="ce6" office:value-type="string">
            <text:p>subtech</text:p>
          </table:table-cell>
          <table:table-cell office:value-type="string">
            <text:p>BAE Sea Harrier</text:p>
          </table:table-cell>
          <table:table-cell table:number-columns-repeated="1019"/>
        </table:table-row>
        <table:table-row table:style-name="ro1">
          <table:table-cell office:value-type="string">
            <text:p>CV_MR_Fighter_3</text:p>
          </table:table-cell>
          <table:table-cell office:value-type="string">
            <text:p>CV_MR_Fighter3</text:p>
          </table:table-cell>
          <table:table-cell table:style-name="ce4" office:value-type="string">
            <text:p>4.5th Gen</text:p>
          </table:table-cell>
          <table:table-cell table:style-name="ce6" office:value-type="string">
            <text:p>subtech</text:p>
          </table:table-cell>
          <table:table-cell office:value-type="string">
            <text:p>F/A-18 Hornet</text:p>
          </table:table-cell>
          <table:table-cell office:value-type="string">
            <text:p>Dassault Rafale M</text:p>
          </table:table-cell>
          <table:table-cell table:number-columns-repeated="1018"/>
        </table:table-row>
        <table:table-row table:style-name="ro1">
          <table:table-cell office:value-type="string">
            <text:p>CV_MR_Fighter_4</text:p>
          </table:table-cell>
          <table:table-cell office:value-type="string">
            <text:p>CV_MR_Fighter4</text:p>
          </table:table-cell>
          <table:table-cell table:style-name="ce4" office:value-type="string">
            <text:p>5th Gen</text:p>
          </table:table-cell>
          <table:table-cell table:style-name="ce6" office:value-type="string">
            <text:p>subtech</text:p>
          </table:table-cell>
          <table:table-cell office:value-type="string">
            <text:p>F-35C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number-columns-repeated="1020"/>
        </table:table-row>
        <table:table-row table:style-name="ro1">
          <table:table-cell office:value-type="string">
            <text:p>AS_Fighter_1</text:p>
          </table:table-cell>
          <table:table-cell office:value-type="string">
            <text:p>AS_Fighter1</text:p>
          </table:table-cell>
          <table:table-cell table:style-name="ce4" office:value-type="string">
            <text:p>3rd Gen</text:p>
          </table:table-cell>
          <table:table-cell office:value-type="string">
            <text:p>Interceptor, has a link to modern Air Superiority Fighters, much faster, but lower range &amp; less agile. Built to intercept supersonic strategic bombers</text:p>
          </table:table-cell>
          <table:table-cell office:value-type="string">
            <text:p>F-4 Phantom II</text:p>
          </table:table-cell>
          <table:table-cell office:value-type="string">
            <text:p>MiG-2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Int_Fighter1</text:p>
          </table:table-cell>
          <table:table-cell table:style-name="ce4" office:value-type="string">
            <text:p>4th Gen</text:p>
          </table:table-cell>
          <table:table-cell office:value-type="string">
            <text:p>Interceptor, the fastest fighter planes ever built, was a dead end. None have been designed since the cold war ended</text:p>
          </table:table-cell>
          <table:table-cell office:value-type="string">
            <text:p>Panavia Tornado ADV</text:p>
          </table:table-cell>
          <table:table-cell office:value-type="string">
            <text:p>MiG-31 Foxhound</text:p>
          </table:table-cell>
          <table:table-cell table:number-columns-repeated="1018"/>
        </table:table-row>
        <table:table-row table:style-name="ro1">
          <table:table-cell office:value-type="string">
            <text:p>AS_Fighter_2</text:p>
          </table:table-cell>
          <table:table-cell office:value-type="string">
            <text:p>AS_Fighter2</text:p>
          </table:table-cell>
          <table:table-cell table:style-name="ce4" office:value-type="string">
            <text:p>4th Gen</text:p>
          </table:table-cell>
          <table:table-cell table:style-name="ce6" office:value-type="string">
            <text:p>Air Superiority Fighters - Longer ranges &amp; better at air combat than MR fighters. But usually don't have any ground attack weapons</text:p>
          </table:table-cell>
          <table:table-cell office:value-type="string">
            <text:p>F-14 Tomcat</text:p>
          </table:table-cell>
          <table:table-cell office:value-type="string">
            <text:p>Su-27</text:p>
          </table:table-cell>
          <table:table-cell office:value-type="string">
            <text:p>J-11</text:p>
          </table:table-cell>
          <table:table-cell table:number-columns-repeated="1017"/>
        </table:table-row>
        <table:table-row table:style-name="ro1">
          <table:table-cell office:value-type="string">
            <text:p>AS_Fighter_3</text:p>
          </table:table-cell>
          <table:table-cell office:value-type="string">
            <text:p>AS_Fighter3</text:p>
          </table:table-cell>
          <table:table-cell table:style-name="ce4" office:value-type="string">
            <text:p>4.5th Gen</text:p>
          </table:table-cell>
          <table:table-cell table:style-name="ce6"/>
          <table:table-cell office:value-type="string">
            <text:p>EF-2000 Typhoon</text:p>
          </table:table-cell>
          <table:table-cell office:value-type="string">
            <text:p>Su-35</text:p>
          </table:table-cell>
          <table:table-cell table:number-columns-repeated="1018"/>
        </table:table-row>
        <table:table-row table:style-name="ro1">
          <table:table-cell office:value-type="string">
            <text:p>AS_Fighter_4</text:p>
          </table:table-cell>
          <table:table-cell office:value-type="string">
            <text:p>AS_Fighter4</text:p>
          </table:table-cell>
          <table:table-cell table:style-name="ce4" office:value-type="string">
            <text:p>5th Gen</text:p>
          </table:table-cell>
          <table:table-cell table:style-name="ce6"/>
          <table:table-cell office:value-type="string">
            <text:p>F-22</text:p>
          </table:table-cell>
          <table:table-cell office:value-type="string">
            <text:p>J-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number-columns-repeated="1020"/>
        </table:table-row>
        <table:table-row table:style-name="ro1">
          <table:table-cell/>
          <table:table-cell office:value-type="string">
            <text:p>AS_upgrade_1</text:p>
          </table:table-cell>
          <table:table-cell table:style-name="ce4"/>
          <table:table-cell table:style-name="ce6" office:value-type="string">
            <text:p>Required tech for 4.5 Gen and 5th Gen AS Fighter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number-columns-repeated="1020"/>
        </table:table-row>
        <table:table-row table:style-name="ro1">
          <table:table-cell office:value-type="string">
            <text:p>Strike_fighter_1</text:p>
          </table:table-cell>
          <table:table-cell office:value-type="string">
            <text:p>Strike_fighter1</text:p>
          </table:table-cell>
          <table:table-cell table:style-name="ce4" office:value-type="string">
            <text:p>3rd Gen</text:p>
          </table:table-cell>
          <table:table-cell table:style-name="ce6"/>
          <table:table-cell office:value-type="string">
            <text:p>Sepecat Jaguar</text:p>
          </table:table-cell>
          <table:table-cell office:value-type="string">
            <text:p>F-111</text:p>
          </table:table-cell>
          <table:table-cell office:value-type="string">
            <text:p>Su-17</text:p>
          </table:table-cell>
          <table:table-cell table:number-columns-repeated="1017"/>
        </table:table-row>
        <table:table-row table:style-name="ro1">
          <table:table-cell office:value-type="string">
            <text:p>Strike_fighter_2</text:p>
          </table:table-cell>
          <table:table-cell office:value-type="string">
            <text:p>Strike_fighter2</text:p>
          </table:table-cell>
          <table:table-cell table:style-name="ce4" office:value-type="string">
            <text:p>4th Gen</text:p>
          </table:table-cell>
          <table:table-cell table:style-name="ce6"/>
          <table:table-cell office:value-type="string">
            <text:p>Panavia Tornado IDS</text:p>
          </table:table-cell>
          <table:table-cell office:value-type="string">
            <text:p>Su-24</text:p>
          </table:table-cell>
          <table:table-cell office:value-type="string">
            <text:p>JH-7</text:p>
          </table:table-cell>
          <table:table-cell table:number-columns-repeated="1017"/>
        </table:table-row>
        <table:table-row table:style-name="ro1">
          <table:table-cell office:value-type="string">
            <text:p>Strike_fighter_3</text:p>
          </table:table-cell>
          <table:table-cell office:value-type="string">
            <text:p>Strike_fighter3</text:p>
          </table:table-cell>
          <table:table-cell table:style-name="ce4" office:value-type="string">
            <text:p>4.5th Gen</text:p>
          </table:table-cell>
          <table:table-cell table:style-name="ce6"/>
          <table:table-cell office:value-type="string">
            <text:p>F-15E</text:p>
          </table:table-cell>
          <table:table-cell office:value-type="string">
            <text:p>Su-34</text:p>
          </table:table-cell>
          <table:table-cell office:value-type="string">
            <text:p>J-16</text:p>
          </table:table-cell>
          <table:table-cell table:number-columns-repeated="1017"/>
        </table:table-row>
        <table:table-row table:style-name="ro1">
          <table:table-cell office:value-type="string">
            <text:p>Strike_fighter_4</text:p>
          </table:table-cell>
          <table:table-cell office:value-type="string">
            <text:p>Strike_fighter4</text:p>
          </table:table-cell>
          <table:table-cell table:style-name="ce4" office:value-type="string">
            <text:p>5th Gen</text:p>
          </table:table-cell>
          <table:table-cell table:style-name="ce6"/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number-columns-repeated="1020"/>
        </table:table-row>
        <table:table-row table:style-name="ro1">
          <table:table-cell/>
          <table:table-cell office:value-type="string">
            <text:p>Strike_upgrade_1</text:p>
          </table:table-cell>
          <table:table-cell table:style-name="ce4"/>
          <table:table-cell table:style-name="ce6" office:value-type="string">
            <text:p>Required tech for 4.5 Gen and 5th Gen Strike Fighter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number-columns-repeated="1020"/>
        </table:table-row>
        <table:table-row table:style-name="ro1">
          <table:table-cell office:value-type="string">
            <text:p>L_Strike_fighter_1</text:p>
          </table:table-cell>
          <table:table-cell office:value-type="string">
            <text:p>L_Strike_fighter1</text:p>
          </table:table-cell>
          <table:table-cell table:style-name="ce4" office:value-type="float" office:value="1975">
            <text:p>1975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>
            <text:p>L_Strike_fighter_2</text:p>
          </table:table-cell>
          <table:table-cell office:value-type="string">
            <text:p>L_Strike_fighter2</text:p>
          </table:table-cell>
          <table:table-cell table:style-name="ce4" office:value-type="float" office:value="1995">
            <text:p>1995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>
            <text:p>L_Strike_fighter_3</text:p>
          </table:table-cell>
          <table:table-cell office:value-type="string">
            <text:p>L_Strike_fighter3</text:p>
          </table:table-cell>
          <table:table-cell table:style-name="ce4" office:value-type="float" office:value="2015">
            <text:p>2015</text:p>
          </table:table-cell>
          <table:table-cell table:style-name="ce6"/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number-columns-repeated="1020"/>
        </table:table-row>
        <table:table-row table:style-name="ro1">
          <table:table-cell table:number-columns-repeated="2" office:value-type="string">
            <text:p>CV_L_Strike_fighter_1</text:p>
          </table:table-cell>
          <table:table-cell table:style-name="ce4" office:value-type="float" office:value="1975">
            <text:p>1975</text:p>
          </table:table-cell>
          <table:table-cell table:style-name="ce6" office:value-type="string">
            <text:p>subtech, carrier version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CV_L_Strike_fighter_2</text:p>
          </table:table-cell>
          <table:table-cell table:style-name="ce4" office:value-type="float" office:value="1995">
            <text:p>1995</text:p>
          </table:table-cell>
          <table:table-cell table:style-name="ce6" office:value-type="string">
            <text:p>subtech, carrier version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CV_L_Strike_fighter_3</text:p>
          </table:table-cell>
          <table:table-cell table:style-name="ce4" office:value-type="float" office:value="2015">
            <text:p>2015</text:p>
          </table:table-cell>
          <table:table-cell table:style-name="ce6" office:value-type="string">
            <text:p>subtech, carrier vers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number-columns-repeated="1020"/>
        </table:table-row>
        <table:table-row table:style-name="ro1">
          <table:table-cell/>
          <table:table-cell office:value-type="string">
            <text:p>early_bomber</text:p>
          </table:table-cell>
          <table:table-cell table:style-name="ce4" office:value-type="float" office:value="1965">
            <text:p>1965</text:p>
          </table:table-cell>
          <table:table-cell table:style-name="ce6" office:value-type="string">
            <text:p>Required for strat bomb, tra plane, maritime patrol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number-columns-repeated="1020"/>
        </table:table-row>
        <table:table-row table:style-name="ro1">
          <table:table-cell office:value-type="string">
            <text:p>strategic_bomber_1</text:p>
          </table:table-cell>
          <table:table-cell office:value-type="string">
            <text:p>strategic_bomber1</text:p>
          </table:table-cell>
          <table:table-cell table:style-name="ce4" office:value-type="float" office:value="1965">
            <text:p>1965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>
            <text:p>strategic_bomber_2</text:p>
          </table:table-cell>
          <table:table-cell office:value-type="string">
            <text:p>strategic_bomber2</text:p>
          </table:table-cell>
          <table:table-cell table:style-name="ce4" office:value-type="float" office:value="1975">
            <text:p>1975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>
            <text:p>strategic_bomber_3</text:p>
          </table:table-cell>
          <table:table-cell office:value-type="string">
            <text:p>strategic_bomber3</text:p>
          </table:table-cell>
          <table:table-cell table:style-name="ce4" office:value-type="float" office:value="1985">
            <text:p>1985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>
            <text:p>strategic_bomber_4</text:p>
          </table:table-cell>
          <table:table-cell office:value-type="string">
            <text:p>strategic_bomber4</text:p>
          </table:table-cell>
          <table:table-cell table:style-name="ce4" office:value-type="float" office:value="2015">
            <text:p>2015</text:p>
          </table:table-cell>
          <table:table-cell table:style-name="ce6"/>
          <table:table-cell office:value-type="string">
            <text:p>B-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number-columns-repeated="1020"/>
        </table:table-row>
        <table:table-row table:style-name="ro1">
          <table:table-cell office:value-type="string">
            <text:p>transport_plane_1</text:p>
          </table:table-cell>
          <table:table-cell office:value-type="string">
            <text:p>transport_plane1</text:p>
          </table:table-cell>
          <table:table-cell table:style-name="ce4" office:value-type="float" office:value="1965">
            <text:p>1965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>
            <text:p>transport_plane_2</text:p>
          </table:table-cell>
          <table:table-cell office:value-type="string">
            <text:p>transport_plane2</text:p>
          </table:table-cell>
          <table:table-cell table:style-name="ce4" office:value-type="float" office:value="1985">
            <text:p>1985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>
            <text:p>transport_plane_3</text:p>
          </table:table-cell>
          <table:table-cell office:value-type="string">
            <text:p>transport_plane3</text:p>
          </table:table-cell>
          <table:table-cell table:style-name="ce4" office:value-type="float" office:value="1995">
            <text:p>1995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>
            <text:p>transport_plane_4</text:p>
          </table:table-cell>
          <table:table-cell office:value-type="string">
            <text:p>transport_plane4</text:p>
          </table:table-cell>
          <table:table-cell table:style-name="ce4" office:value-type="float" office:value="2015">
            <text:p>2015</text:p>
          </table:table-cell>
          <table:table-cell table:style-name="ce6"/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number-columns-repeated="1020"/>
        </table:table-row>
        <table:table-row table:style-name="ro1">
          <table:table-cell office:value-type="string">
            <text:p>nav_plane_1</text:p>
          </table:table-cell>
          <table:table-cell office:value-type="string">
            <text:p>naval_plane1</text:p>
          </table:table-cell>
          <table:table-cell table:style-name="ce4" office:value-type="float" office:value="1965">
            <text:p>1965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>
            <text:p>nav_plane_2</text:p>
          </table:table-cell>
          <table:table-cell office:value-type="string">
            <text:p>naval_plane2</text:p>
          </table:table-cell>
          <table:table-cell table:style-name="ce4" office:value-type="float" office:value="1975">
            <text:p>1975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>
            <text:p>nav_plane_3</text:p>
          </table:table-cell>
          <table:table-cell office:value-type="string">
            <text:p>naval_plane3</text:p>
          </table:table-cell>
          <table:table-cell table:style-name="ce4" office:value-type="float" office:value="1985">
            <text:p>1985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>
            <text:p>nav_plane_4</text:p>
          </table:table-cell>
          <table:table-cell office:value-type="string">
            <text:p>naval_plane4</text:p>
          </table:table-cell>
          <table:table-cell table:style-name="ce4" office:value-type="float" office:value="2015">
            <text:p>2015</text:p>
          </table:table-cell>
          <table:table-cell table:style-name="ce6"/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number-columns-repeated="1020"/>
        </table:table-row>
        <table:table-row table:style-name="ro1">
          <table:table-cell office:value-type="string">
            <text:p>CAS_1</text:p>
          </table:table-cell>
          <table:table-cell office:value-type="string">
            <text:p>cas1</text:p>
          </table:table-cell>
          <table:table-cell table:style-name="ce4" office:value-type="float" office:value="1975">
            <text:p>1975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>
            <text:p>CAS_2</text:p>
          </table:table-cell>
          <table:table-cell office:value-type="string">
            <text:p>cas2</text:p>
          </table:table-cell>
          <table:table-cell table:style-name="ce4" office:value-type="float" office:value="1995">
            <text:p>1995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>
            <text:p>CAS_3</text:p>
          </table:table-cell>
          <table:table-cell office:value-type="string">
            <text:p>cas3</text:p>
          </table:table-cell>
          <table:table-cell table:style-name="ce4" office:value-type="float" office:value="2015">
            <text:p>2015</text:p>
          </table:table-cell>
          <table:table-cell table:style-name="ce6"/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number-columns-repeated="1020"/>
        </table:table-row>
        <table:table-row table:style-name="ro1">
          <table:table-cell/>
          <table:table-cell office:value-type="string">
            <text:p>early_helicopter</text:p>
          </table:table-cell>
          <table:table-cell table:style-name="ce4" office:value-type="float" office:value="1965">
            <text:p>1965</text:p>
          </table:table-cell>
          <table:table-cell table:style-name="ce6" office:value-type="string">
            <text:p>required for all helicopter research</text:p>
          </table:table-cell>
          <table:table-cell table:number-columns-repeated="1020"/>
        </table:table-row>
        <table:table-row table:style-name="ro1">
          <table:table-cell office:value-type="string">
            <text:p>attack_helicopter_1</text:p>
          </table:table-cell>
          <table:table-cell office:value-type="string">
            <text:p>attack_helicopter1</text:p>
          </table:table-cell>
          <table:table-cell table:style-name="ce4" office:value-type="float" office:value="1965">
            <text:p>1965</text:p>
          </table:table-cell>
          <table:table-cell table:style-name="ce6" office:value-type="string">
            <text:p>Attack Helicopter</text:p>
          </table:table-cell>
          <table:table-cell table:number-columns-repeated="1020"/>
        </table:table-row>
        <table:table-row table:style-name="ro1">
          <table:table-cell office:value-type="string">
            <text:p>attack_helicopter_2</text:p>
          </table:table-cell>
          <table:table-cell office:value-type="string">
            <text:p>attack_helicopter2</text:p>
          </table:table-cell>
          <table:table-cell table:style-name="ce4" office:value-type="float" office:value="1985">
            <text:p>1985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>
            <text:p>attack_helicopter_3</text:p>
          </table:table-cell>
          <table:table-cell office:value-type="string">
            <text:p>attack_helicopter3</text:p>
          </table:table-cell>
          <table:table-cell table:style-name="ce4" office:value-type="float" office:value="2005">
            <text:p>2005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>
            <text:p>attack_helicopter_4</text:p>
          </table:table-cell>
          <table:table-cell office:value-type="string">
            <text:p>attack_helicopter4</text:p>
          </table:table-cell>
          <table:table-cell table:style-name="ce4" office:value-type="float" office:value="2015">
            <text:p>2015</text:p>
          </table:table-cell>
          <table:table-cell table:style-name="ce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ransport_helicopter_1</text:p>
          </table:table-cell>
          <table:table-cell office:value-type="string">
            <text:p>transport_helicopter1</text:p>
          </table:table-cell>
          <table:table-cell office:value-type="float" office:value="1965">
            <text:p>1965</text:p>
          </table:table-cell>
          <table:table-cell office:value-type="string">
            <text:p>Transport Helicopter</text:p>
          </table:table-cell>
          <table:table-cell table:number-columns-repeated="1020"/>
        </table:table-row>
        <table:table-row table:style-name="ro1">
          <table:table-cell office:value-type="string">
            <text:p>transport_helicopter_2</text:p>
          </table:table-cell>
          <table:table-cell office:value-type="string">
            <text:p>transport_helicopter2</text:p>
          </table:table-cell>
          <table:table-cell office:value-type="float" office:value="1985">
            <text:p>1985</text:p>
          </table:table-cell>
          <table:table-cell table:number-columns-repeated="1021"/>
        </table:table-row>
        <table:table-row table:style-name="ro1">
          <table:table-cell office:value-type="string">
            <text:p>transport_helicopter_3</text:p>
          </table:table-cell>
          <table:table-cell office:value-type="string">
            <text:p>transport_helicopter3</text:p>
          </table:table-cell>
          <table:table-cell office:value-type="float" office:value="2005">
            <text:p>2005</text:p>
          </table:table-cell>
          <table:table-cell table:number-columns-repeated="1021"/>
        </table:table-row>
        <table:table-row table:style-name="ro1">
          <table:table-cell office:value-type="string">
            <text:p>transport_helicopter_4</text:p>
          </table:table-cell>
          <table:table-cell office:value-type="string">
            <text:p>transport_helicopter4</text:p>
          </table:table-cell>
          <table:table-cell office:value-type="float" office:value="2015">
            <text:p>201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ir_UAV_1</text:p>
          </table:table-cell>
          <table:table-cell office:value-type="string">
            <text:p>Air_UAV1</text:p>
          </table:table-cell>
          <table:table-cell table:style-name="ce4" office:value-type="float" office:value="2005">
            <text:p>2005</text:p>
          </table:table-cell>
          <table:table-cell table:number-columns-repeated="1021"/>
        </table:table-row>
        <table:table-row table:style-name="ro1">
          <table:table-cell office:value-type="string">
            <text:p>Air_UAV_2</text:p>
          </table:table-cell>
          <table:table-cell office:value-type="string">
            <text:p>Air_UAV2</text:p>
          </table:table-cell>
          <table:table-cell table:style-name="ce4" office:value-type="float" office:value="2015">
            <text:p>2015</text:p>
          </table:table-cell>
          <table:table-cell table:number-columns-repeated="1021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CA">
      <number:number number:min-integer-digits="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text> </number:text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text> </number:text>
      <number:currency-symbol/>
      <number:text>- </number:text>
    </number:currency-style>
    <number:text-style style:name="N8120" number:language="en" number:country="CA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text> </number:text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2019-02-01</text:date>, <text:time>23:0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1T23:07:24.29</dc:date>
    <meta:document-statistic meta:table-count="1" meta:cell-count="759" meta:object-count="0"/>
    <meta:generator>OpenOffice/4.1.5$Win32 OpenOffice.org_project/415m1$Build-9789</meta:generator>
  </office:meta>
</office:document-meta>
</file>